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Symbol" svg:font-family="Symbol" style:font-family-generic="roman" style:font-pitch="variable" style:font-charset="x-symbol"/>
    <style:font-face style:name="sans-serif" svg:font-family="sans-serif, Ari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.776cm" fo:margin-left="-0.376cm" table:align="left" style:writing-mode="lr-tb"/>
    </style:style>
    <style:style style:name="Tabella1.A" style:family="table-column">
      <style:table-column-properties style:column-width="3.81cm"/>
    </style:style>
    <style:style style:name="Tabella1.B" style:family="table-column">
      <style:table-column-properties style:column-width="2.302cm"/>
    </style:style>
    <style:style style:name="Tabella1.C" style:family="table-column">
      <style:table-column-properties style:column-width="8.5cm"/>
    </style:style>
    <style:style style:name="Tabella1.D" style:family="table-column">
      <style:table-column-properties style:column-width="3.164cm"/>
    </style:style>
    <style:style style:name="Tabella1.1" style:family="table-row">
      <style:table-row-properties style:min-row-height="0.794cm" fo:keep-together="auto"/>
    </style:style>
    <style:style style:name="Tabella1.A1" style:family="table-cell">
      <style:table-cell-properties style:vertical-align="top" style:border-line-width-bottom="0.053cm 0.053cm 0.053cm" fo:padding-left="0.191cm" fo:padding-right="0.191cm" fo:padding-top="0cm" fo:padding-bottom="0cm" fo:border-left="1.5pt solid #000000" fo:border-right="none" fo:border-top="1.5pt solid #000000" fo:border-bottom="4.5pt double #000000" style:writing-mode="lr-tb"/>
    </style:style>
    <style:style style:name="Tabella1.B1" style:family="table-cell">
      <style:table-cell-properties style:vertical-align="top" style:border-line-width-bottom="0.053cm 0.053cm 0.053cm" fo:padding-left="0.191cm" fo:padding-right="0.191cm" fo:padding-top="0cm" fo:padding-bottom="0cm" fo:border-left="0.75pt solid #000000" fo:border-right="none" fo:border-top="1.5pt solid #000000" fo:border-bottom="4.5pt double #000000" style:writing-mode="lr-tb"/>
    </style:style>
    <style:style style:name="Tabella1.D1" style:family="table-cell">
      <style:table-cell-properties style:vertical-align="top" style:border-line-width-bottom="0.053cm 0.053cm 0.053cm" fo:padding-left="0.191cm" fo:padding-right="0.191cm" fo:padding-top="0cm" fo:padding-bottom="0cm" fo:border-left="0.75pt solid #000000" fo:border-right="1.5pt solid #000000" fo:border-top="1.5pt solid #000000" fo:border-bottom="4.5pt double #000000" style:writing-mode="lr-tb"/>
    </style:style>
    <style:style style:name="Tabella1.2" style:family="table-row">
      <style:table-row-properties fo:keep-together="auto"/>
    </style:style>
    <style:style style:name="Tabella1.A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75pt solid #000000" style:writing-mode="lr-tb"/>
    </style:style>
    <style:style style:name="Tabella1.B2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ella1.D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0.75pt solid #000000" style:writing-mode="lr-tb"/>
    </style:style>
    <style:style style:name="Tabella1.A3" style:family="table-cell">
      <style:table-cell-properties style:vertical-align="top" fo:padding-left="0.191cm" fo:padding-right="0.191cm" fo:padding-top="0cm" fo:padding-bottom="0cm" fo:border-left="1.5pt solid #000000" fo:border-right="none" fo:border-top="0.75pt solid #000000" fo:border-bottom="1.5pt solid #000000" style:writing-mode="lr-tb"/>
    </style:style>
    <style:style style:name="Tabella1.B3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1.5pt solid #000000" style:writing-mode="lr-tb"/>
    </style:style>
    <style:style style:name="Tabella1.D3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ella1.4" style:family="table-row">
      <style:table-row-properties style:min-row-height="0.365cm" fo:keep-together="auto"/>
    </style:style>
    <style:style style:name="Tabella1.A4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none" style:writing-mode="lr-tb"/>
    </style:style>
    <style:style style:name="Tabella1.B4" style:family="table-cell">
      <style:table-cell-properties style:vertical-align="top" fo:padding-left="0.191cm" fo:padding-right="0.191cm" fo:padding-top="0cm" fo:padding-bottom="0cm" fo:border-left="0.75pt solid #000000" fo:border-right="none" fo:border-top="none" fo:border-bottom="none" style:writing-mode="lr-tb"/>
    </style:style>
    <style:style style:name="Tabella1.D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none" fo:border-bottom="none" style:writing-mode="lr-tb"/>
    </style:style>
    <style:style style:name="Tabella1.5" style:family="table-row">
      <style:table-row-properties style:min-row-height="0.67cm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style:font-name="Times New Roman" fo:font-size="11pt" fo:language="none" fo:country="none" fo:font-weight="bold" style:font-size-asian="11pt" style:language-asian="none" style:country-asian="none" style:font-weight-asian="bold" style:font-name-complex="Times New Roman" style:font-size-complex="11pt"/>
    </style:style>
    <style:style style:name="P3" style:family="paragraph" style:parent-style-name="Standard">
      <style:paragraph-properties fo:margin-top="0.071cm" fo:margin-bottom="0.071cm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.071cm" fo:margin-bottom="0.071cm" loext:contextual-spacing="false" style:snap-to-layout-grid="false"/>
      <style:text-properties fo:font-weight="bold" officeooo:rsid="000cf16f" officeooo:paragraph-rsid="000cf16f" style:font-weight-asian="bold"/>
    </style:style>
    <style:style style:name="P5" style:family="paragraph" style:parent-style-name="Standard">
      <style:paragraph-properties fo:margin-top="0.071cm" fo:margin-bottom="0.071cm" loext:contextual-spacing="false" style:snap-to-layout-grid="false"/>
    </style:style>
    <style:style style:name="P6" style:family="paragraph" style:parent-style-name="Standard">
      <style:paragraph-properties fo:margin-top="0.071cm" fo:margin-bottom="0.071cm" loext:contextual-spacing="false" style:snap-to-layout-grid="false"/>
      <style:text-properties officeooo:rsid="000cf16f" officeooo:paragraph-rsid="000cf16f"/>
    </style:style>
    <style:style style:name="P7" style:family="paragraph" style:parent-style-name="Standard">
      <style:paragraph-properties fo:margin-top="0.071cm" fo:margin-bottom="0.071cm" loext:contextual-spacing="false" style:snap-to-layout-grid="false"/>
      <style:text-properties officeooo:rsid="000e1238" officeooo:paragraph-rsid="000e1238"/>
    </style:style>
    <style:style style:name="P8" style:family="paragraph" style:parent-style-name="ByLine">
      <style:text-properties officeooo:rsid="000585ae" officeooo:paragraph-rsid="000585ae"/>
    </style:style>
    <style:style style:name="P9" style:family="paragraph" style:parent-style-name="ByLine">
      <style:text-properties officeooo:rsid="000cf16f" officeooo:paragraph-rsid="000cf16f"/>
    </style:style>
    <style:style style:name="P10" style:family="paragraph" style:parent-style-name="Heading_20_2">
      <style:text-properties style:font-name="Arial" fo:font-size="11pt" fo:font-style="italic" officeooo:rsid="000a2ee7" officeooo:paragraph-rsid="000a2ee7" style:font-size-asian="11pt" style:language-asian="en" style:country-asian="US" style:font-style-asian="italic" style:font-name-complex="Arial"/>
    </style:style>
    <style:style style:name="P11" style:family="paragraph" style:parent-style-name="TOCEntry" style:master-page-name="Converti_20_1">
      <style:paragraph-properties style:page-number="auto"/>
    </style:style>
    <style:style style:name="P12" style:family="paragraph" style:parent-style-name="line" style:master-page-name="Standard">
      <style:paragraph-properties style:page-number="1"/>
    </style:style>
    <style:style style:name="P13" style:family="paragraph" style:parent-style-name="Contents_20_2">
      <style:paragraph-properties>
        <style:tab-stops>
          <style:tab-stop style:position="1.693cm"/>
          <style:tab-stop style:position="16.5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.693cm"/>
          <style:tab-stop style:position="16.51cm" style:type="right" style:leader-style="dotted" style:leader-text="."/>
        </style:tab-stops>
      </style:paragraph-properties>
    </style:style>
    <style:style style:name="P15" style:family="paragraph" style:parent-style-name="Preformattato_20_HTML">
      <style:text-properties style:font-name="Arial" fo:font-size="11pt" fo:font-style="italic" style:font-size-asian="11pt" style:language-asian="en" style:country-asian="US" style:font-style-asian="italic" style:font-name-complex="Arial"/>
    </style:style>
    <style:style style:name="P16" style:family="paragraph" style:parent-style-name="Preformattato_20_HTML" style:list-style-name="WW8Num10">
      <style:text-properties style:font-name="Arial" fo:font-size="11pt" fo:font-style="italic" style:font-size-asian="11pt" style:language-asian="en" style:country-asian="US" style:font-style-asian="italic" style:font-name-complex="Arial"/>
    </style:style>
    <style:style style:name="P17" style:family="paragraph" style:parent-style-name="Preformattato_20_HTML" style:list-style-name="WW8Num6">
      <style:text-properties style:font-name="Arial" fo:font-size="11pt" fo:font-style="italic" officeooo:rsid="00090609" officeooo:paragraph-rsid="00090609" style:font-size-asian="11pt" style:language-asian="en" style:country-asian="US" style:font-style-asian="italic" style:font-name-complex="Arial"/>
    </style:style>
    <style:style style:name="P18" style:family="paragraph" style:parent-style-name="Preformattato_20_HTML" style:list-style-name="WW8Num10"/>
    <style:style style:name="P19" style:family="paragraph" style:parent-style-name="Preformattato_20_HTML">
      <style:text-properties officeooo:rsid="00071d61" officeooo:paragraph-rsid="00071d61"/>
    </style:style>
    <style:style style:name="P20" style:family="paragraph" style:parent-style-name="Footer">
      <style:paragraph-properties fo:text-align="center" style:justify-single-word="false"/>
    </style:style>
    <style:style style:name="P21" style:family="paragraph" style:parent-style-name="Titolo1">
      <style:text-properties officeooo:rsid="000585ae" officeooo:paragraph-rsid="000585ae"/>
    </style:style>
    <style:style style:name="P22" style:family="paragraph" style:parent-style-name="Titolo1">
      <style:paragraph-properties fo:margin-top="0cm" fo:margin-bottom="0.706cm" loext:contextual-spacing="false"/>
      <style:text-properties fo:font-size="20pt" style:font-size-asian="20pt"/>
    </style:style>
    <style:style style:name="P23" style:family="paragraph" style:parent-style-name="Header">
      <style:paragraph-properties>
        <style:tab-stops>
          <style:tab-stop style:position="8.255cm" style:type="center"/>
          <style:tab-stop style:position="16.986cm" style:type="right"/>
        </style:tab-stops>
      </style:paragraph-properties>
      <style:text-properties officeooo:paragraph-rsid="000ddecc"/>
    </style:style>
    <style:style style:name="P24" style:family="paragraph" style:parent-style-name="Heading_20_1" style:master-page-name="Converti_20_2">
      <style:paragraph-properties style:page-number="1"/>
    </style:style>
    <style:style style:name="P25" style:family="paragraph" style:parent-style-name="template" style:list-style-name="WW8Num7"/>
    <style:style style:name="P26" style:family="paragraph" style:parent-style-name="template" style:list-style-name="WW8Num3"/>
    <style:style style:name="P27" style:family="paragraph" style:parent-style-name="template" style:list-style-name="WW8Num7">
      <style:text-properties officeooo:rsid="00071d61" officeooo:paragraph-rsid="00071d61"/>
    </style:style>
    <style:style style:name="P28" style:family="paragraph" style:parent-style-name="template" style:list-style-name="WW8Num2">
      <style:text-properties officeooo:rsid="00090609" officeooo:paragraph-rsid="00090609"/>
    </style:style>
    <style:style style:name="P29" style:family="paragraph" style:parent-style-name="template" style:list-style-name="WW8Num9">
      <style:text-properties officeooo:rsid="000a2ee7" officeooo:paragraph-rsid="000a2ee7"/>
    </style:style>
    <style:style style:name="P30" style:family="paragraph" style:parent-style-name="template" style:list-style-name="WW8Num2">
      <style:text-properties officeooo:rsid="000cf16f" officeooo:paragraph-rsid="000cf16f"/>
    </style:style>
    <style:style style:name="P31" style:family="paragraph" style:parent-style-name="level_20_3_20_text">
      <style:paragraph-properties fo:margin-left="2.381cm" fo:margin-right="0cm" fo:text-indent="0cm" style:auto-text-indent="false"/>
      <style:text-properties style:font-name="Times New Roman" style:font-name-complex="Times New Roman"/>
    </style:style>
    <style:style style:name="T1" style:family="text">
      <style:text-properties fo:language="it" fo:country="IT"/>
    </style:style>
    <style:style style:name="T2" style:family="text">
      <style:text-properties fo:language="it" fo:country="IT" fo:font-weight="normal" style:font-weight-asian="normal"/>
    </style:style>
    <style:style style:name="T3" style:family="text">
      <style:text-properties style:font-name="Calibri" fo:font-size="11pt" fo:language="it" fo:country="IT" fo:font-weight="normal" style:font-size-asian="11pt" style:font-weight-asian="normal" style:font-name-complex="Calibri" style:font-size-complex="11pt"/>
    </style:style>
    <style:style style:name="T4" style:family="text">
      <style:text-properties style:font-name="Calibri" fo:language="none" fo:country="none" style:language-asian="none" style:country-asian="none" style:font-name-complex="Calibri" style:font-size-complex="11pt"/>
    </style:style>
    <style:style style:name="T5" style:family="text">
      <style:text-properties fo:language="none" fo:country="none" style:language-asian="none" style:country-asian="none"/>
    </style:style>
    <style:style style:name="T6" style:family="text">
      <style:text-properties fo:font-weight="bold" style:font-weight-asian="bold"/>
    </style:style>
    <style:style style:name="T7" style:family="text">
      <style:text-properties style:font-name-asian="Arial"/>
    </style:style>
    <style:style style:name="T8" style:family="text">
      <style:text-properties style:font-name="Arial" fo:font-size="11pt" fo:font-style="italic" style:font-size-asian="11pt" style:language-asian="en" style:country-asian="US" style:font-style-asian="italic" style:font-name-complex="Arial"/>
    </style:style>
    <style:style style:name="T9" style:family="text">
      <style:text-properties style:font-name="Arial" fo:font-size="11pt" fo:font-style="italic" officeooo:rsid="000bf41c" style:font-size-asian="11pt" style:language-asian="en" style:country-asian="US" style:font-style-asian="italic" style:font-name-complex="Arial"/>
    </style:style>
    <style:style style:name="T10" style:family="text">
      <style:text-properties style:font-name="Arial" fo:font-size="11pt" fo:font-style="italic" officeooo:rsid="000cf16f" style:font-size-asian="11pt" style:language-asian="en" style:country-asian="US" style:font-style-asian="italic" style:font-name-complex="Arial"/>
    </style:style>
    <style:style style:name="T11" style:family="text">
      <style:text-properties style:font-name="Arial" fo:font-size="11pt" fo:font-style="italic" style:font-name-asian="Arial" style:font-size-asian="11pt" style:language-asian="en" style:country-asian="US" style:font-style-asian="italic" style:font-name-complex="Arial"/>
    </style:style>
    <style:style style:name="T12" style:family="text">
      <style:text-properties fo:font-size="12pt" style:font-size-asian="12pt"/>
    </style:style>
    <style:style style:name="T13" style:family="text">
      <style:text-properties officeooo:rsid="000585ae"/>
    </style:style>
    <style:style style:name="T14" style:family="text">
      <style:text-properties officeooo:rsid="00071d61"/>
    </style:style>
    <style:style style:name="T15" style:family="text">
      <style:text-properties officeooo:rsid="00090609"/>
    </style:style>
    <style:style style:name="T16" style:family="text">
      <style:text-properties officeooo:rsid="000a2ee7"/>
    </style:style>
    <style:style style:name="T17" style:family="text">
      <style:text-properties officeooo:rsid="000cf16f"/>
    </style:style>
    <style:style style:name="T18" style:family="text">
      <style:text-properties officeooo:rsid="000ddec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Titolo1">Software Requirements Specification</text:p>
      <text:p text:style-name="P22">per</text:p>
      <text:p text:style-name="P21">MarconiRevolution</text:p>
      <text:p text:style-name="ByLine">Version 1.<text:span text:style-name="T17">0</text:span></text:p>
      <text:p text:style-name="ByLine">Redatta da <text:span text:style-name="T13">Sassone Nicolas,Damiano Mazzaglia,Alison Aberanga ,Davide Formaggini e Fracesco Canton.</text:span></text:p>
      <text:p text:style-name="P8"><text:span text:style-name="T17">Nome del gruppo di lavoro:</text:span>404NotFound.</text:p>
      <text:p text:style-name="P9">14/2/2020</text:p>
      <text:p text:style-name="P11">Sommario</text:p>
      <text:table-of-content text:style-name="Sect1" text:name="Indice generale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635cm" style:leader-char=" 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117cm" style:leader-char=" 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entry"/>
          </text:index-source-styles>
        </text:table-of-content-source>
        <text:index-body>
          <text:p text:style-name="Contents_20_1"><text:span text:style-name="T1">1.</text:span><text:span text:style-name="T3"><text:tab/></text:span><text:span text:style-name="T1">Introduzione<text:tab/></text:span><text:a xlink:type="simple" xlink:href="#__RefHeading___Toc448756722" text:style-name="Index_20_Link_20__28_user_29_" text:visited-style-name="Index_20_Link_20__28_user_29_"><text:span text:style-name="T1">1</text:span></text:a></text:p>
          <text:p text:style-name="P13"><text:span text:style-name="T5">1.1</text:span><text:span text:style-name="T4"><text:tab/></text:span><text:span text:style-name="T5">Scopo del documento<text:tab/></text:span><text:a xlink:type="simple" xlink:href="#__RefHeading___Toc448756723" text:style-name="Index_20_Link_20__28_user_29_" text:visited-style-name="Index_20_Link_20__28_user_29_"><text:span text:style-name="T5">1</text:span></text:a></text:p>
          <text:p text:style-name="P13"><text:span text:style-name="T5">1.2</text:span><text:span text:style-name="T4"><text:tab/></text:span><text:span text:style-name="T5">Convenzioni<text:tab/></text:span><text:a xlink:type="simple" xlink:href="#__RefHeading___Toc448756724" text:style-name="Index_20_Link_20__28_user_29_" text:visited-style-name="Index_20_Link_20__28_user_29_"><text:span text:style-name="T5">1</text:span></text:a></text:p>
          <text:p text:style-name="P13"><text:span text:style-name="T5">1.3</text:span><text:span text:style-name="T4"><text:tab/></text:span><text:span text:style-name="T5">Utilizzatori del presente documento<text:tab/></text:span><text:a xlink:type="simple" xlink:href="#__RefHeading___Toc448756725" text:style-name="Index_20_Link_20__28_user_29_" text:visited-style-name="Index_20_Link_20__28_user_29_"><text:span text:style-name="T5">1</text:span></text:a></text:p>
          <text:p text:style-name="Contents_20_1"><text:span text:style-name="T1">2.</text:span><text:span text:style-name="T3"><text:tab/></text:span><text:span text:style-name="T1">Descrizione Generale<text:tab/></text:span><text:a xlink:type="simple" xlink:href="#__RefHeading___Toc448756727" text:style-name="Index_20_Link_20__28_user_29_" text:visited-style-name="Index_20_Link_20__28_user_29_"><text:span text:style-name="T1">1</text:span></text:a></text:p>
          <text:p text:style-name="P13"><text:span text:style-name="T5">2.1</text:span><text:span text:style-name="T4"><text:tab/></text:span><text:span text:style-name="T5">Contesto del prodotto<text:tab/></text:span><text:a xlink:type="simple" xlink:href="#__RefHeading___Toc448756728" text:style-name="Index_20_Link_20__28_user_29_" text:visited-style-name="Index_20_Link_20__28_user_29_"><text:span text:style-name="T5">1</text:span></text:a></text:p>
          <text:p text:style-name="P13"><text:span text:style-name="T5">2.2</text:span><text:span text:style-name="T4"><text:tab/></text:span><text:span text:style-name="T5">Funzionalità<text:tab/></text:span><text:a xlink:type="simple" xlink:href="#__RefHeading___Toc448756729" text:style-name="Index_20_Link_20__28_user_29_" text:visited-style-name="Index_20_Link_20__28_user_29_"><text:span text:style-name="T5">1</text:span></text:a></text:p>
          <text:p text:style-name="P13"><text:span text:style-name="T5">2.3</text:span><text:span text:style-name="T4"><text:tab/></text:span><text:span text:style-name="T5">Classi di utenti e loro caratteristiche<text:tab/></text:span><text:a xlink:type="simple" xlink:href="#__RefHeading___Toc448756730" text:style-name="Index_20_Link_20__28_user_29_" text:visited-style-name="Index_20_Link_20__28_user_29_"><text:span text:style-name="T5">2</text:span></text:a></text:p>
          <text:p text:style-name="P13"><text:span text:style-name="T5">2.4</text:span><text:span text:style-name="T4"><text:tab/></text:span><text:span text:style-name="T5">Ambiente di esecuzione del prodotto<text:tab/></text:span><text:a xlink:type="simple" xlink:href="#__RefHeading___Toc448756731" text:style-name="Index_20_Link_20__28_user_29_" text:visited-style-name="Index_20_Link_20__28_user_29_"><text:span text:style-name="T5">2</text:span></text:a></text:p>
          <text:p text:style-name="P13"><text:span text:style-name="T5">2.5</text:span><text:span text:style-name="T4"><text:tab/></text:span><text:span text:style-name="T5">Vincoli di struttura ed implementazione<text:tab/></text:span><text:a xlink:type="simple" xlink:href="#__RefHeading___Toc448756732" text:style-name="Index_20_Link_20__28_user_29_" text:visited-style-name="Index_20_Link_20__28_user_29_"><text:span text:style-name="T5">2</text:span></text:a></text:p>
          <text:p text:style-name="Contents_20_1"><text:span text:style-name="T1">3.</text:span><text:span text:style-name="T3"><text:tab/></text:span><text:span text:style-name="T1">Requisiti legati alle interfaccie esterne<text:tab/></text:span><text:a xlink:type="simple" xlink:href="#__RefHeading___Toc448756735" text:style-name="Index_20_Link_20__28_user_29_" text:visited-style-name="Index_20_Link_20__28_user_29_"><text:span text:style-name="T1">2</text:span></text:a></text:p>
          <text:p text:style-name="P13"><text:span text:style-name="T5">3.1</text:span><text:span text:style-name="T4"><text:tab/></text:span><text:span text:style-name="T5">Interfacce utente<text:tab/></text:span><text:a xlink:type="simple" xlink:href="#__RefHeading___Toc448756736" text:style-name="Index_20_Link_20__28_user_29_" text:visited-style-name="Index_20_Link_20__28_user_29_"><text:span text:style-name="T5">2</text:span></text:a></text:p>
          <text:p text:style-name="P13"><text:span text:style-name="T5">3.2</text:span><text:span text:style-name="T4"><text:tab/></text:span><text:span text:style-name="T5">Interfaccie Hardware<text:tab/></text:span><text:a xlink:type="simple" xlink:href="#__RefHeading___Toc448756737" text:style-name="Index_20_Link_20__28_user_29_" text:visited-style-name="Index_20_Link_20__28_user_29_"><text:span text:style-name="T5">3</text:span></text:a></text:p>
          <text:p text:style-name="P13"><text:span text:style-name="T5">3.3</text:span><text:span text:style-name="T4"><text:tab/></text:span><text:span text:style-name="T5">Interfacce Software<text:tab/></text:span><text:a xlink:type="simple" xlink:href="#__RefHeading___Toc448756738" text:style-name="Index_20_Link_20__28_user_29_" text:visited-style-name="Index_20_Link_20__28_user_29_"><text:span text:style-name="T5">3</text:span></text:a></text:p>
          <text:p text:style-name="Contents_20_1"><text:span text:style-name="T1">4.</text:span><text:span text:style-name="T3"><text:tab/></text:span><text:span text:style-name="T1">Caratteristiche del sistema<text:tab/></text:span><text:a xlink:type="simple" xlink:href="#__RefHeading___Toc448756740" text:style-name="Index_20_Link_20__28_user_29_" text:visited-style-name="Index_20_Link_20__28_user_29_"><text:span text:style-name="T1">3</text:span></text:a></text:p>
          <text:p text:style-name="P13"><text:span text:style-name="T5">4.1</text:span><text:span text:style-name="T4"><text:tab/></text:span><text:span text:style-name="T5">Requisito di sistema<text:tab/></text:span><text:a xlink:type="simple" xlink:href="#__RefHeading___Toc448756741" text:style-name="Index_20_Link_20__28_user_29_" text:visited-style-name="Index_20_Link_20__28_user_29_"><text:span text:style-name="T5">3</text:span></text:a></text:p>
          <text:p text:style-name="P13"><text:span text:style-name="T5">4.2</text:span><text:span text:style-name="T4"><text:tab/></text:span><text:span text:style-name="T5">Ulteriore Requisito di sistema<text:tab/></text:span><text:a xlink:type="simple" xlink:href="#__RefHeading___Toc448756742" text:style-name="Index_20_Link_20__28_user_29_" text:visited-style-name="Index_20_Link_20__28_user_29_"><text:span text:style-name="T5">4</text:span></text:a></text:p>
          <text:p text:style-name="Contents_20_1"><text:span text:style-name="T1">5.</text:span><text:span text:style-name="T3"><text:tab/></text:span><text:span text:style-name="T1">Altri requisiti non funzionali<text:tab/></text:span><text:a xlink:type="simple" xlink:href="#__RefHeading___Toc448756743" text:style-name="Index_20_Link_20__28_user_29_" text:visited-style-name="Index_20_Link_20__28_user_29_"><text:span text:style-name="T1">4</text:span></text:a></text:p>
          <text:p text:style-name="P13"><text:span text:style-name="T5">5.1</text:span><text:span text:style-name="T4"><text:tab/></text:span><text:span text:style-name="T5">Requisiti di Performance<text:tab/></text:span><text:a xlink:type="simple" xlink:href="#__RefHeading___Toc448756744" text:style-name="Index_20_Link_20__28_user_29_" text:visited-style-name="Index_20_Link_20__28_user_29_"><text:span text:style-name="T5">4</text:span></text:a></text:p>
          <text:p text:style-name="P13"><text:span text:style-name="T5">5.2</text:span><text:span text:style-name="T4"><text:tab/></text:span><text:span text:style-name="T5">Requisiti di Incolumità<text:tab/></text:span><text:a xlink:type="simple" xlink:href="#__RefHeading___Toc448756745" text:style-name="Index_20_Link_20__28_user_29_" text:visited-style-name="Index_20_Link_20__28_user_29_"><text:span text:style-name="T5">4</text:span></text:a></text:p>
          <text:p text:style-name="P13"><text:span text:style-name="T5">5.3</text:span><text:span text:style-name="T4"><text:tab/></text:span><text:span text:style-name="T5">Requisiti di Sicurezza<text:tab/></text:span><text:a xlink:type="simple" xlink:href="#__RefHeading___Toc448756746" text:style-name="Index_20_Link_20__28_user_29_" text:visited-style-name="Index_20_Link_20__28_user_29_"><text:span text:style-name="T5">4</text:span></text:a></text:p>
          <text:p text:style-name="P13"><text:span text:style-name="T5">5.4</text:span><text:span text:style-name="T4"><text:tab/></text:span><text:span text:style-name="T5">Qualità del software<text:tab/></text:span><text:a xlink:type="simple" xlink:href="#__RefHeading___Toc448756747" text:style-name="Index_20_Link_20__28_user_29_" text:visited-style-name="Index_20_Link_20__28_user_29_"><text:span text:style-name="T5">4</text:span></text:a></text:p>
          <text:p text:style-name="P13"><text:span text:style-name="T5">5.5</text:span><text:span text:style-name="T4"><text:tab/></text:span><text:span text:style-name="T5">Regole di Business<text:tab/></text:span><text:a xlink:type="simple" xlink:href="#__RefHeading___Toc448756748" text:style-name="Index_20_Link_20__28_user_29_" text:visited-style-name="Index_20_Link_20__28_user_29_"><text:span text:style-name="T5">5</text:span></text:a></text:p>
        </text:index-body>
      </text:table-of-content>
      <text:p text:style-name="P2"/>
      <text:p text:style-name="P2"/>
      <text:p text:style-name="TOCEntry">Storia delle revisioni <text:span text:style-name="T17">e stesura del documento.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3">Autore</text:p>
          </table:table-cell>
          <table:table-cell table:style-name="Tabella1.B1" office:value-type="string">
            <text:p text:style-name="P3">Data</text:p>
          </table:table-cell>
          <table:table-cell table:style-name="Tabella1.B1" office:value-type="string">
            <text:p text:style-name="P3">Modifiche <text:span text:style-name="T17">o stesura</text:span></text:p>
          </table:table-cell>
          <table:table-cell table:style-name="Tabella1.D1" office:value-type="string">
            <text:p text:style-name="P3">Versione</text:p>
          </table:table-cell>
        </table:table-row>
        <table:table-row table:style-name="Tabella1.2">
          <table:table-cell table:style-name="Tabella1.A2" office:value-type="string">
            <text:p text:style-name="P4">Sassone Nicolas</text:p>
          </table:table-cell>
          <table:table-cell table:style-name="Tabella1.B2" office:value-type="string">
            <text:p text:style-name="P4">14/2/2020</text:p>
          </table:table-cell>
          <table:table-cell table:style-name="Tabella1.B2" office:value-type="string">
            <text:p text:style-name="P6">Inizio compilazione del documento</text:p>
          </table:table-cell>
          <table:table-cell table:style-name="Tabella1.D2" office:value-type="string">
            <text:p text:style-name="P5"/>
          </table:table-cell>
        </table:table-row>
        <table:table-row table:style-name="Tabella1.2">
          <table:table-cell table:style-name="Tabella1.A3" office:value-type="string">
            <text:p text:style-name="P6">Sassone Nicolas</text:p>
          </table:table-cell>
          <table:table-cell table:style-name="Tabella1.B3" office:value-type="string">
            <text:p text:style-name="P6">17/2/2020</text:p>
          </table:table-cell>
          <table:table-cell table:style-name="Tabella1.B3" office:value-type="string">
            <text:p text:style-name="P7">Conclusione prima stesura del documento</text:p>
          </table:table-cell>
          <table:table-cell table:style-name="Tabella1.D3" office:value-type="string">
            <text:p text:style-name="P6">1.0</text:p>
          </table:table-cell>
        </table:table-row>
        <table:table-row table:style-name="Tabella1.4">
          <table:table-cell table:style-name="Tabella1.A4" office:value-type="string">
            <text:p text:style-name="P5"/>
          </table:table-cell>
          <table:table-cell table:style-name="Tabella1.B4" office:value-type="string">
            <text:p text:style-name="P5"/>
          </table:table-cell>
          <table:table-cell table:style-name="Tabella1.B4" office:value-type="string">
            <text:p text:style-name="P5"/>
          </table:table-cell>
          <table:table-cell table:style-name="Tabella1.D4" office:value-type="string">
            <text:p text:style-name="P5"/>
          </table:table-cell>
        </table:table-row>
        <table:table-row table:style-name="Tabella1.5">
          <table:table-cell table:style-name="Tabella1.A4" office:value-type="string">
            <text:p text:style-name="P5"/>
          </table:table-cell>
          <table:table-cell table:style-name="Tabella1.B4" office:value-type="string">
            <text:p text:style-name="P5"/>
          </table:table-cell>
          <table:table-cell table:style-name="Tabella1.B4" office:value-type="string">
            <text:p text:style-name="P5"/>
          </table:table-cell>
          <table:table-cell table:style-name="Tabella1.D4" office:value-type="string">
            <text:p text:style-name="P5"/>
          </table:table-cell>
        </table:table-row>
      </table:table>
      <text:p text:style-name="P1"/>
      <text:p text:style-name="P1"/>
      <text:h text:style-name="P24" text:outline-level="1"><text:bookmark-start text:name="__RefHeading___Toc448756722"/>Introduzione<text:bookmark-end text:name="__RefHeading___Toc448756722"/></text:h>
      <text:h text:style-name="Heading_20_2" text:outline-level="2"><text:bookmark-start text:name="__RefHeading___Toc448756723"/>Scopo del documento<text:bookmark-end text:name="__RefHeading___Toc448756723"/></text:h>
      <text:p text:style-name="template"><text:span text:style-name="T7"><text:s/></text:span>Questo prodotto è stato <text:span text:style-name="T17">progettato</text:span> al fine di fornire informazioni sulla scuola <text:span text:style-name="T13">di secondo grado superiore ITIS Guglielmo Marconi.</text:span></text:p>
      <text:h text:style-name="Heading_20_2" text:outline-level="2"><text:bookmark-start text:name="__RefHeading___Toc448756724"/>Convenzioni<text:bookmark-end text:name="__RefHeading___Toc448756724"/></text:h>
      <text:p text:style-name="template">Abbiamo utilizzato <text:span text:style-name="T14">metodi,strutture e funzionalita del linguaggio di scripting (Java Script) usando la piattaforma Visual Studio Code.</text:span></text:p>
      <text:h text:style-name="Heading_20_2" text:outline-level="2"><text:bookmark-start text:name="__RefHeading___Toc448756725"/>Utilizzatori del presente documento<text:bookmark-end text:name="__RefHeading___Toc448756725"/></text:h>
      <text:list xml:id="list3247248684" text:style-name="WW8Num7">
        <text:list-item>
          <text:p text:style-name="P25">Gli enti all’interno dell’ambito scolastico.</text:p>
        </text:list-item>
        <text:list-item>
          <text:p text:style-name="P25">I genitori degli studenti.</text:p>
        </text:list-item>
        <text:list-item>
          <text:p text:style-name="P27">Gli studenti della stessa scuola o di altre.</text:p>
        </text:list-item>
        <text:list-item>
          <text:p text:style-name="P25">Qualsiasi persona voglia <text:span text:style-name="T17">ricevere</text:span> informazioni sulla scuol<text:span text:style-name="T14">a.</text:span></text:p>
        </text:list-item>
      </text:list>
      <text:h text:style-name="Heading_20_1" text:outline-level="1"><text:bookmark-start text:name="__RefHeading___Toc448756727"/>Descrizione Generale<text:bookmark-end text:name="__RefHeading___Toc448756727"/></text:h>
      <text:h text:style-name="Heading_20_2" text:outline-level="2"><text:bookmark-start text:name="__RefHeading___Toc448756728"/>Contesto del prodotto<text:bookmark-end text:name="__RefHeading___Toc448756728"/></text:h>
      <text:p text:style-name="P19"><text:span text:style-name="T8">MarconiRevolution è un idea nata con lo scopo di migliorare il sito della scuola di secondo grado </text:span><text:span text:style-name="T10">(</text:span><text:span text:style-name="T8">ITIS Guglielmo Marconi</text:span><text:span text:style-name="T10">)</text:span><text:span text:style-name="T8"> migliorandone l’interfaccia,animazioni e i contenuti esposti.</text:span></text:p>
      <text:h text:style-name="Heading_20_2" text:outline-level="2"><text:bookmark-start text:name="__RefHeading___Toc448756729"/>Funzionalità<text:bookmark-end text:name="__RefHeading___Toc448756729"/></text:h>
      <text:p text:style-name="template">Le funzionalità del prodotto sono le seguenti:</text:p>
      <text:list xml:id="list3447643828" text:style-name="WW8Num2">
        <text:list-item>
          <text:p text:style-name="P28">Informare genitori,studenti sulle novit<text:span text:style-name="T17">à</text:span> o eventi riguardanti la scuola.</text:p>
        </text:list-item>
        <text:list-item>
          <text:p text:style-name="P30">Essere visibile su qualsiasi dispositivo che abbia un applicazione browser web.</text:p>
          <text:p text:style-name="P28"/>
        </text:list-item>
      </text:list>
      <text:h text:style-name="Heading_20_2" text:outline-level="2"><text:bookmark-start text:name="__RefHeading___Toc448756730"/>Classi di utenti e loro caratteristiche<text:bookmark-end text:name="__RefHeading___Toc448756730"/></text:h>
      <text:p text:style-name="template">Gli utilizzatori saranno i seguenti:</text:p>
      <text:list xml:id="list878626080" text:style-name="WW8Num3">
        <text:list-item>
          <text:p text:style-name="P26">Genitori.</text:p>
        </text:list-item>
        <text:list-item>
          <text:p text:style-name="P26">Studenti.</text:p>
        </text:list-item>
        <text:list-item>
          <text:p text:style-name="P26">Enti scolastici.</text:p>
        </text:list-item>
        <text:list-item>
          <text:p text:style-name="P26">Qualsiasi persona voglia conoscere <text:span text:style-name="T15">infomazioni sul sito della scuola.</text:span> </text:p>
        </text:list-item>
      </text:list>
      <text:h text:style-name="Heading_20_2" text:outline-level="2"><text:bookmark-start text:name="__RefHeading___Toc448756731"/><text:soft-page-break/>Ambiente di esecuzione del prodotto<text:bookmark-end text:name="__RefHeading___Toc448756731"/></text:h>
      <text:p text:style-name="P15">Gli ambienti dove il prodotto può essere eseguito sono:</text:p>
      <text:list xml:id="list1556294810" text:style-name="WW8Num6">
        <text:list-item>
          <text:p text:style-name="P17">Google Chrome </text:p>
        </text:list-item>
      </text:list>
      <text:h text:style-name="Heading_20_2" text:outline-level="2"><text:bookmark-start text:name="__RefHeading___Toc448756732"/>Vincoli di struttura ed implementazione<text:bookmark-end text:name="__RefHeading___Toc448756732"/></text:h>
      <text:p text:style-name="Standard">Il software <text:span text:style-name="T16">per essere eseguito avrà bisogno dell’applicazione Google Chrome o di comuque un browser web.</text:span></text:p>
      <text:h text:style-name="Heading_20_1" text:outline-level="1"><text:bookmark-start text:name="__RefHeading___Toc448756735"/>Requisiti legati alle interfacce esterne<text:bookmark-end text:name="__RefHeading___Toc448756735"/></text:h>
      <text:h text:style-name="Heading_20_2" text:outline-level="2"><text:bookmark-start text:name="__RefHeading___Toc448756736"/>Interfacce utente<text:bookmark-end text:name="__RefHeading___Toc448756736"/></text:h>
      <text:list xml:id="list3312298042" text:style-name="WW8Num9">
        <text:list-item>
          <text:p text:style-name="P29">Qualsiasi browser web.</text:p>
        </text:list-item>
      </text:list>
      <text:h text:style-name="Heading_20_2" text:outline-level="2">Interfacce Hardware</text:h>
      <text:h text:style-name="Heading_20_2" text:outline-level="2"><text:span text:style-name="T8">Scheda di rete funzionante </text:span></text:h>
      <text:h text:style-name="P10" text:outline-level="2">Connessione a internet funzionante e stabile</text:h>
      <text:h text:style-name="Heading_20_2" text:outline-level="2"><text:bookmark-start text:name="__RefHeading___Toc448756738"/>Interfacce Software<text:bookmark-end text:name="__RefHeading___Toc448756738"/> </text:h>
      <text:p text:style-name="Preformattato_20_HTML"><text:span text:style-name="T8">Sistema operativo Windows 7 o superior</text:span><text:span text:style-name="T9">e.</text:span></text:p>
      <text:h text:style-name="Heading_20_1" text:outline-level="1"><text:bookmark-start text:name="__RefHeading___Toc448756740"/>Caratteristiche del sistema<text:bookmark-end text:name="__RefHeading___Toc448756740"/></text:h>
      <text:h text:style-name="Heading_20_2" text:outline-level="2" text:is-list-header="true"/>
      <text:p text:style-name="P31"/>
      <text:p text:style-name="requirement"/>
      <text:p text:style-name="requirement"/>
      <text:p text:style-name="Standard"/>
      <text:h text:style-name="Heading_20_1" text:outline-level="1"><text:bookmark-start text:name="__RefHeading___Toc448756743"/><text:soft-page-break/>Altri requisiti non funzionali<text:bookmark-end text:name="__RefHeading___Toc448756743"/></text:h>
      <text:h text:style-name="Heading_20_2" text:outline-level="2"><text:bookmark-start text:name="__RefHeading___Toc448756744"/>Requisiti di Performance<text:bookmark-end text:name="__RefHeading___Toc448756744"/></text:h>
      <text:p text:style-name="template">Nessun specifico requisito hardware</text:p>
      <text:p text:style-name="template"/>
      <text:h text:style-name="Heading_20_2" text:outline-level="2"><text:bookmark-start text:name="__RefHeading___Toc448756745"/>Requisiti di Incolumità<text:bookmark-end text:name="__RefHeading___Toc448756745"/></text:h>
      <text:p text:style-name="template">Conoscenza dei Termini di trattamento dei dati personali</text:p>
      <text:h text:style-name="Heading_20_2" text:outline-level="2"><text:bookmark-start text:name="__RefHeading___Toc448756746"/>Requisiti di Sicurezza<text:bookmark-end text:name="__RefHeading___Toc448756746"/></text:h>
      <text:p text:style-name="P15">Nessuno</text:p>
      <text:h text:style-name="Heading_20_2" text:outline-level="2"><text:bookmark-start text:name="__RefHeading___Toc448756747"/>Qualità del software<text:bookmark-end text:name="__RefHeading___Toc448756747"/></text:h>
      <text:list xml:id="list1852573911" text:style-name="WW8Num10">
        <text:list-item>
          <text:p text:style-name="P16"><text:s/>Adattabilità</text:p>
        </text:list-item>
        <text:list-item>
          <text:p text:style-name="P18"><text:span text:style-name="T11"><text:s/></text:span><text:span text:style-name="T8">Disponibilità </text:span></text:p>
        </text:list-item>
        <text:list-item>
          <text:p text:style-name="P18"><text:span text:style-name="T11"><text:s/></text:span><text:span text:style-name="T8">Manutenibilità </text:span></text:p>
        </text:list-item>
        <text:list-item>
          <text:p text:style-name="P18"><text:span text:style-name="T11"><text:s/></text:span><text:span text:style-name="T8">Affidabilità </text:span></text:p>
        </text:list-item>
        <text:list-item>
          <text:p text:style-name="P18"><text:span text:style-name="T11"><text:s/></text:span><text:span text:style-name="T8">Riutilizzabilità </text:span></text:p>
        </text:list-item>
        <text:list-item>
          <text:p text:style-name="P18"><text:span text:style-name="T11"><text:s/></text:span><text:span text:style-name="T8">Facilità d'uso.</text:span></text:p>
        </text:list-item>
      </text:list>
      <text:h text:style-name="Heading_20_2" text:outline-level="2"><text:bookmark-start text:name="__RefHeading___Toc448756748"/>Regole di Business<text:bookmark-end text:name="__RefHeading___Toc448756748"/></text:h>
      <text:p text:style-name="template">Quest’applicazione è vendibile a chiunque voglia comprarla offrendo però una cifra ragionevol<text:span text:style-name="T17">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Symbol" svg:font-family="Symbol" style:font-family-generic="roman" style:font-pitch="variable" style:font-charset="x-symbol"/>
    <style:font-face style:name="sans-serif" svg:font-family="sans-serif, Ari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23cm" fo:orphans="2" fo:widows="2" fo:hyphenation-ladder-count="no-limit" style:writing-mode="lr-tb"/>
      <style:text-properties style:use-window-font-color="true" style:font-name="Times" fo:font-family="Times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" style:font-family-complex="Times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loext:contextual-spacing="false" style:line-height-at-least="0.423cm" fo:keep-together="always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94cm" fo:margin-bottom="0.494cm" loext:contextual-spacing="false" style:line-height-at-least="0.423cm" fo:keep-together="always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423cm" loext:contextual-spacing="false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line-height="0.388cm" fo:text-align="justify" style:justify-single-word="false" fo:keep-with-next="always"/>
      <style:text-properties style:font-name="Times New Roman" fo:font-family="'Times New Roman'" style:font-family-generic="roman" style:font-pitch="variable" fo:font-size="11pt" fo:font-style="italic" fo:font-weight="bold" style:font-size-asian="11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fo:line-height="0.388cm" fo:text-align="justify" style:justify-single-word="false"/>
      <style:text-properties style:font-name="Arial" fo:font-family="Arial" style:font-family-generic="swiss" style:font-pitch="variable" fo:font-size="9pt" fo:font-style="italic" style:font-size-asian="9pt" style:font-style-asian="italic" style:font-name-complex="Arial" style:font-family-complex="Arial" style:font-family-generic-complex="swiss" style:font-pitch-complex="variable"/>
    </style:style>
    <style:style style:name="Titolo1" style:family="paragraph" style:parent-style-name="Standard" style:next-style-name="Text_20_body">
      <style:paragraph-properties fo:margin-top="0.423cm" fo:margin-bottom="1.27cm" loext:contextual-spacing="false" fo:line-height="100%" fo:text-align="end" style:justify-single-word="false"/>
      <style:text-properties style:font-name="Arial" fo:font-family="Arial" style:font-family-generic="swiss" style:font-pitch="variable" fo:font-size="32pt" fo:font-weight="bold" style:letter-kerning="true" style:font-size-asian="32pt" style:font-weight-asian="bold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bullet" style:family="paragraph" style:parent-style-name="Standard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fo:font-style="italic" fo:font-weight="bold" style:font-size-asian="10pt" style:font-style-asian="italic" style:font-weight-asian="bold"/>
    </style:style>
    <style:style style:name="heading1" style:family="paragraph" style:parent-style-name="Standard">
      <style:paragraph-properties>
        <style:tab-stops>
          <style:tab-stop style:position="0.794cm"/>
          <style:tab-stop style:position="1.905cm"/>
          <style:tab-stop style:position="3.175cm"/>
          <style:tab-stop style:position="4.604cm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635cm" fo:margin-right="0cm" fo:margin-top="0.106cm" fo:margin-bottom="0cm" loext:contextual-spacing="false" fo:line-height="0.388cm" fo:text-align="justify" style:justify-single-word="false" fo:text-indent="-0.635cm" style:auto-text-indent="false">
        <style:tab-stops>
          <style:tab-stop style:position="0.635cm"/>
          <style:tab-stop style:position="16.51cm" style:type="right" style:leader-style="dotted" style:leader-text="."/>
        </style:tab-stops>
      </style:paragraph-properties>
      <style:text-properties fo:language="none" fo:country="none" fo:font-weight="bold" style:language-asian="none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76cm" fo:margin-right="0cm" fo:line-height="0.388cm" fo:text-align="justify" style:justify-single-word="false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font-size="11pt" style:font-size-asian="11pt"/>
    </style:style>
    <style:style style:name="level_20_4" style:display-name="level 4" style:family="paragraph" style:parent-style-name="Standard">
      <style:paragraph-properties fo:margin-left="1.118cm" fo:margin-right="0cm" fo:margin-top="0.212cm" fo:margin-bottom="0.212cm" loext:contextual-spacing="false" fo:text-indent="0cm" style:auto-text-indent="false"/>
    </style:style>
    <style:style style:name="level_20_5" style:display-name="level 5" style:family="paragraph" style:parent-style-name="Standard">
      <style:paragraph-properties fo:margin-left="2.54cm" fo:margin-right="0cm" fo:text-indent="0cm" style:auto-text-indent="false">
        <style:tab-stops>
          <style:tab-stop style:position="4.445cm"/>
        </style:tab-stops>
      </style:paragraph-properties>
    </style:style>
    <style:style style:name="TOCEntry" style:family="paragraph" style:parent-style-name="Standard">
      <style:paragraph-properties fo:margin-top="0.212cm" fo:margin-bottom="0.423cm" loext:contextual-spacing="false" style:line-height-at-least="0.423cm" fo:keep-together="always" fo:keep-with-next="always"/>
      <style:text-properties fo:font-size="18pt" fo:font-weight="bold" style:font-size-asian="18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2.117cm"/>
          <style:tab-stop style:position="16.51cm" style:type="right" style:leader-style="dotted" style:leader-text="."/>
        </style:tab-stops>
      </style:paragraph-properties>
      <style:text-properties fo:font-size="11pt" fo:language="none" fo:country="none" style:font-size-asian="11pt" style:language-asian="none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emplate" style:family="paragraph" style:parent-style-name="Standard"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level_20_3_20_text" style:display-name="level 3 text" style:family="paragraph" style:parent-style-name="Standard">
      <style:paragraph-properties fo:margin-left="2.381cm" fo:margin-right="0cm" fo:line-height="0.388cm" fo:text-indent="-1.263cm" style:auto-text-indent="false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requirement" style:family="paragraph" style:parent-style-name="level_20_4">
      <style:paragraph-properties fo:margin-left="4.142cm" fo:margin-right="0cm" fo:margin-top="0cm" fo:margin-bottom="0cm" loext:contextual-spacing="false" fo:text-indent="-1.75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yLine" style:family="paragraph" style:parent-style-name="Titolo1">
      <style:paragraph-properties fo:margin-top="0.423cm" fo:margin-bottom="1.27cm" loext:contextual-spacing="false" fo:line-height="100%" fo:text-align="end" style:justify-single-word="false"/>
      <style:text-properties fo:font-size="14pt" style:font-size-asian="14pt"/>
    </style:style>
    <style:style style:name="ChangeHistory_20_Title" style:display-name="ChangeHistory Title" style:family="paragraph" style:parent-style-name="Standard">
      <style:paragraph-properties fo:margin-top="0.106cm" fo:margin-bottom="0.106cm" loext:contextual-spacing="false" fo:line-height="100%" fo:text-align="center" style:justify-single-word="false" fo:keep-with-next="always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SuperTitle" style:family="paragraph" style:parent-style-name="Titolo1" style:next-style-name="Standard">
      <style:paragraph-properties fo:margin-top="1.693cm" fo:margin-bottom="0cm" loext:contextual-spacing="false" fo:line-height="100%" fo:text-align="end" style:justify-single-word="false" fo:padding-left="0cm" fo:padding-right="0cm" fo:padding-top="0.035cm" fo:padding-bottom="0cm" fo:border-left="none" fo:border-right="none" fo:border-top="6.01pt solid #000000" fo:border-bottom="none"/>
      <style:text-properties fo:font-size="14pt" style:font-size-asian="14pt"/>
    </style:style>
    <style:style style:name="line" style:family="paragraph" style:parent-style-name="Titolo1">
      <style:paragraph-properties fo:margin-top="0.423cm" fo:margin-bottom="0cm" loext:contextual-spacing="false" fo:line-height="100%" fo:text-align="end" style:justify-single-word="false" fo:padding-left="0cm" fo:padding-right="0cm" fo:padding-top="0.035cm" fo:padding-bottom="0cm" fo:border-left="none" fo:border-right="none" fo:border-top="4.51pt solid #000000" fo:border-bottom="none"/>
      <style:text-properties fo:font-size="20pt" style:font-size-asian="20pt"/>
    </style:style>
    <style:style style:name="Preformattato_20_HTML" style:display-name="Preformattato HTML" style:family="paragraph" style:parent-style-name="Standard">
      <style:paragraph-properties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fo:language="it" fo:country="IT" style:font-size-asian="10pt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>
      <style:text-properties style:font-name="Times" fo:font-family="Times" style:font-family-generic="roman" style:font-pitch="variable" fo:font-size="14pt" fo:font-weight="bold" style:font-size-asian="14pt" style:language-asian="en" style:country-asian="US" style:font-weight-asian="bold" style:font-name-complex="Times" style:font-family-complex="Times" style:font-family-generic-complex="roman" style:font-pitch-complex="variable" style:font-size-complex="14pt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1pt" style:font-size-asian="11pt" style:language-asian="en" style:country-asian="US" style:font-name-complex="OpenSymbol" style:font-family-complex="OpenSymbol, 'Arial Unicode MS'" style:font-charset-complex="x-symbol"/>
    </style:style>
    <style:style style:name="WW8Num10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11z0" style:family="text">
      <style:text-properties fo:color="#000000" style:font-name="Symbol" fo:font-family="Symbol" style:font-family-generic="roman" style:font-pitch="variable" style:font-charset="x-symbol" fo:font-size="11pt" fo:background-color="#ffffff" style:font-size-asian="11pt" style:language-asian="en" style:country-asian="US" style:font-name-complex="OpenSymbol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Car._20_predefinito_20_paragrafo" style:display-name="Car. predefinito paragrafo" style:family="text"/>
    <style:style style:name="WW8Num10z2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charset="x-symbol" style:font-name-complex="OpenSymbol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Car._20_predefinito_20_paragrafo1" style:display-name="Car. predefinito paragrafo1" style:family="text"/>
    <style:style style:name="Page_20_Number" style:display-name="Page Number" style:family="text" style:parent-style-name="Car._20_predefinito_20_paragrafo1"/>
    <style:style style:name="Preformattato_20_HTML_20_Carattere" style:display-name="Preformattato HTML Carattere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iè_20_di_20_pagina_20_Carattere" style:display-name="Piè di pagina Carattere" style:family="text">
      <style:text-properties style:font-name="Times" fo:font-family="Times" style:font-family-generic="roman" style:font-pitch="variable" fo:language="en" fo:country="US" fo:font-style="italic" fo:font-weight="bold" style:font-style-asian="italic" style:font-weight-asian="bold" style:font-name-complex="Times" style:font-family-complex="Times" style:font-family-generic-complex="roman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3.651cm" fo:text-indent="-0.635cm" fo:margin-left="3.651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4.921cm" fo:text-indent="-0.635cm" fo:margin-left="4.921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6.191cm" fo:text-indent="-0.635cm" fo:margin-left="6.19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7.461cm" fo:text-indent="-0.635cm" fo:margin-left="7.461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8.096cm" fo:text-indent="-0.635cm" fo:margin-left="8.096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8.731cm" fo:text-indent="-0.635cm" fo:margin-left="8.73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8.255cm" style:type="center"/>
          <style:tab-stop style:position="16.986cm" style:type="right"/>
        </style:tab-stops>
      </style:paragraph-properties>
      <style:text-properties officeooo:paragraph-rsid="000ddecc"/>
    </style:style>
    <style:style style:name="MT1" style:family="text">
      <style:text-properties fo:font-size="12pt" style:font-size-asian="12pt"/>
    </style:style>
    <style:style style:name="MT2" style:family="text">
      <style:text-properties officeooo:rsid="000ddecc"/>
    </style:style>
    <style:page-layout style:name="Mpm1">
      <style:page-layout-properties fo:page-width="21.59cm" fo:page-height="27.94cm" style:num-format="i" style:print-orientation="portrait" fo:margin-top="2.54cm" fo:margin-bottom="1.27cm" fo:margin-left="2.54cm" fo:margin-right="2.54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top="1.17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1.27cm" fo:margin-bottom="1.27cm" fo:margin-left="2.54cm" fo:margin-right="2.54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286cm" fo:margin-right="2.286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footer>
        <text:p text:style-name="MP1">Copyright © 1999 by Karl E. Wiegers. Permission is granted to use, modify, and distribute this document.</text:p>
      </style:footer>
    </style:master-page>
    <style:master-page style:name="Converti_20_1" style:display-name="Converti 1" style:page-layout-name="Mpm2">
      <style:header>
        <text:p text:style-name="Header">Software<text:span text:style-name="MT1"> </text:span>Requirements Specification for <text:span text:style-name="MT2">MarconiRevolution.</text:span><text:tab/><text:tab/></text:p>
      </style:header>
      <style:footer>
        <text:p text:style-name="Footer"/>
      </style:footer>
    </style:master-page>
    <style:master-page style:name="Converti_20_2" style:display-name="Converti 2" style:page-layout-name="Mpm3">
      <style:header>
        <text:p text:style-name="MP2">Software<text:span text:style-name="MT1"> </text:span>Requirements Specification per M<text:span text:style-name="MT2">arconiRevolution</text:span>. <text:s text:c="77"/>Page <text:page-number text:select-page="current">3</text:page-number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EEE Software Requirements Specification Template</dc:title>
    <dc:subject/>
    <meta:keyword/>
    <meta:initial-creator>Doris Sturzenberger</meta:initial-creator>
    <meta:creation-date>2019-05-22T23:06:00</meta:creation-date>
    <dc:date>2020-02-17T09:53:19.008000000</dc:date>
    <meta:editing-cycles>4</meta:editing-cycles>
    <meta:editing-duration>PT3M6S</meta:editing-duration>
    <meta:generator>LibreOffice/6.1.3.2$Windows_X86_64 LibreOffice_project/86daf60bf00efa86ad547e59e09d6bb77c699acb</meta:generator>
    <meta:document-statistic meta:table-count="1" meta:image-count="0" meta:object-count="0" meta:page-count="5" meta:paragraph-count="100" meta:word-count="515" meta:character-count="3557" meta:non-whitespace-character-count="3089"/>
  </office:meta>
</office:document-meta>
</file>